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.635cm" svg:height="14.635cm" svg:x="3.5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54cm" svg:height="1.454cm" svg:x="10.14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14.635cm" svg:height="14.635cm" svg:x="3.541cm" svg:y="4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54cm" svg:height="1.454cm" svg:x="13.742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6.542cm" svg:y="1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14.635cm" svg:height="14.635cm" svg:x="3.541cm" svg:y="4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54cm" svg:height="1.454cm" svg:x="10.142cm" svg:y="1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13.739cm" svg:y="7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6.592cm" svg:y="15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14.635cm" svg:height="14.635cm" svg:x="3.541cm" svg:y="4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54cm" svg:height="1.454cm" svg:x="13.742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13.742cm" svg:y="1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6.542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6.542cm" svg:y="1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14.635cm" svg:height="14.635cm" svg:x="3.541cm" svg:y="4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54cm" svg:height="1.454cm" svg:x="10.142cm" svg:y="1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13.742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13.742cm" svg:y="1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6.542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6.542cm" svg:y="1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14.635cm" svg:height="14.635cm" svg:x="3.541cm" svg:y="4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54cm" svg:height="1.454cm" svg:x="6.542cm" svg:y="1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13.742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13.742cm" svg:y="1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6.542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6.542cm" svg:y="1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4cm" svg:height="1.454cm" svg:x="13.742cm" svg:y="1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30T21:41:30</meta:creation-date>
    <dc:date>2009-07-30T21:51:57</dc:date>
    <meta:editing-duration>PT00H10M28S</meta:editing-duration>
    <meta:editing-cycles>3</meta:editing-cycles>
    <meta:generator>OpenOffice.org/3.0$Linux OpenOffice.org_project/300m15$Build-9379</meta:generator>
    <meta:document-statistic meta:object-count="27"/>
  </office:meta>
</office:document-meta>
</file>